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723"/>
    </style:style>
    <style:style style:name="P2" style:family="paragraph" style:parent-style-name="Standard">
      <style:text-properties officeooo:paragraph-rsid="00165594"/>
    </style:style>
    <style:style style:name="P3" style:family="paragraph" style:parent-style-name="Standard">
      <style:text-properties officeooo:paragraph-rsid="001c31f2"/>
    </style:style>
    <style:style style:name="P4" style:family="paragraph" style:parent-style-name="Standard">
      <style:text-properties officeooo:paragraph-rsid="001d9c73"/>
    </style:style>
    <style:style style:name="P5" style:family="paragraph" style:parent-style-name="Standard">
      <style:text-properties officeooo:paragraph-rsid="001f7785"/>
    </style:style>
    <style:style style:name="P6" style:family="paragraph" style:parent-style-name="Standard">
      <style:text-properties officeooo:paragraph-rsid="001fe7d3"/>
    </style:style>
    <style:style style:name="P7" style:family="paragraph" style:parent-style-name="Standard">
      <style:text-properties officeooo:paragraph-rsid="0021816a"/>
    </style:style>
    <style:style style:name="P8" style:family="paragraph" style:parent-style-name="Standard">
      <style:text-properties officeooo:paragraph-rsid="0021d5c2"/>
    </style:style>
    <style:style style:name="P9" style:family="paragraph" style:parent-style-name="Standard">
      <style:text-properties officeooo:paragraph-rsid="00239120"/>
    </style:style>
    <style:style style:name="P10" style:family="paragraph" style:parent-style-name="Standard">
      <style:text-properties officeooo:rsid="00115275" officeooo:paragraph-rsid="003379f9"/>
    </style:style>
    <style:style style:name="P11" style:family="paragraph" style:parent-style-name="Standard">
      <style:text-properties officeooo:rsid="00115275" officeooo:paragraph-rsid="003d0853"/>
    </style:style>
    <style:style style:name="P12" style:family="paragraph" style:parent-style-name="Standard">
      <style:text-properties officeooo:paragraph-rsid="00271d96"/>
    </style:style>
    <style:style style:name="P13" style:family="paragraph" style:parent-style-name="Standard">
      <style:text-properties officeooo:paragraph-rsid="0010b723"/>
    </style:style>
    <style:style style:name="P14" style:family="paragraph" style:parent-style-name="Standard">
      <style:text-properties officeooo:paragraph-rsid="00287408"/>
    </style:style>
    <style:style style:name="P15" style:family="paragraph" style:parent-style-name="Standard">
      <style:text-properties officeooo:paragraph-rsid="00298275"/>
    </style:style>
    <style:style style:name="P16" style:family="paragraph" style:parent-style-name="Standard">
      <style:text-properties officeooo:paragraph-rsid="002d9d56"/>
    </style:style>
    <style:style style:name="P17" style:family="paragraph" style:parent-style-name="Standard">
      <style:text-properties officeooo:paragraph-rsid="002f0d49"/>
    </style:style>
    <style:style style:name="P18" style:family="paragraph" style:parent-style-name="Standard">
      <style:text-properties officeooo:paragraph-rsid="002fcc27"/>
    </style:style>
    <style:style style:name="P19" style:family="paragraph" style:parent-style-name="Standard">
      <style:text-properties officeooo:paragraph-rsid="0030e634"/>
    </style:style>
    <style:style style:name="P20" style:family="paragraph" style:parent-style-name="Standard">
      <style:text-properties officeooo:paragraph-rsid="0031ded4"/>
    </style:style>
    <style:style style:name="P21" style:family="paragraph" style:parent-style-name="Standard">
      <style:text-properties officeooo:paragraph-rsid="003379f9"/>
    </style:style>
    <style:style style:name="P22" style:family="paragraph" style:parent-style-name="Standard">
      <style:text-properties officeooo:paragraph-rsid="0034fa5f"/>
    </style:style>
    <style:style style:name="P23" style:family="paragraph" style:parent-style-name="Standard">
      <style:text-properties officeooo:paragraph-rsid="00368331"/>
    </style:style>
    <style:style style:name="P24" style:family="paragraph" style:parent-style-name="Standard">
      <style:text-properties officeooo:paragraph-rsid="0038003c"/>
    </style:style>
    <style:style style:name="P25" style:family="paragraph" style:parent-style-name="Standard">
      <style:text-properties officeooo:paragraph-rsid="0039ca58"/>
    </style:style>
    <style:style style:name="P26" style:family="paragraph" style:parent-style-name="Standard">
      <style:text-properties officeooo:paragraph-rsid="003b2f71"/>
    </style:style>
    <style:style style:name="P27" style:family="paragraph" style:parent-style-name="Standard">
      <style:text-properties officeooo:paragraph-rsid="003bc926"/>
    </style:style>
    <style:style style:name="P28" style:family="paragraph" style:parent-style-name="Standard">
      <style:text-properties officeooo:paragraph-rsid="003d0853"/>
    </style:style>
    <style:style style:name="P29" style:family="paragraph" style:parent-style-name="Standard">
      <style:text-properties officeooo:paragraph-rsid="003eadce"/>
    </style:style>
    <style:style style:name="P30" style:family="paragraph" style:parent-style-name="Standard">
      <style:text-properties officeooo:paragraph-rsid="003f0acc"/>
    </style:style>
    <style:style style:name="P31" style:family="paragraph" style:parent-style-name="Standard">
      <style:text-properties officeooo:paragraph-rsid="003fbafa"/>
    </style:style>
    <style:style style:name="P32" style:family="paragraph" style:parent-style-name="Standard">
      <style:text-properties officeooo:paragraph-rsid="004195cc"/>
    </style:style>
    <style:style style:name="P33" style:family="paragraph" style:parent-style-name="Standard">
      <style:text-properties officeooo:paragraph-rsid="004307fa"/>
    </style:style>
    <style:style style:name="P34" style:family="paragraph" style:parent-style-name="Standard">
      <style:text-properties fo:font-weight="bold" officeooo:paragraph-rsid="0047885a" style:font-weight-asian="bold" style:font-weight-complex="bold"/>
    </style:style>
    <style:style style:name="P35" style:family="paragraph" style:parent-style-name="Standard">
      <style:text-properties fo:font-weight="bold" officeooo:paragraph-rsid="00452752" style:font-weight-asian="bold" style:font-weight-complex="bold"/>
    </style:style>
    <style:style style:name="P36" style:family="paragraph" style:parent-style-name="Standard">
      <style:text-properties fo:font-weight="bold" officeooo:paragraph-rsid="00449e2f" style:font-weight-asian="bold" style:font-weight-complex="bold"/>
    </style:style>
    <style:style style:name="P37" style:family="paragraph" style:parent-style-name="Standard">
      <style:text-properties fo:font-weight="bold" officeooo:paragraph-rsid="001d9c73" style:font-weight-asian="bold" style:font-weight-complex="bold"/>
    </style:style>
    <style:style style:name="P38" style:family="paragraph" style:parent-style-name="Standard">
      <style:text-properties fo:font-weight="bold" officeooo:paragraph-rsid="004307fa" style:font-weight-asian="bold" style:font-weight-complex="bold"/>
    </style:style>
    <style:style style:name="P39" style:family="paragraph" style:parent-style-name="Standard">
      <style:text-properties fo:font-weight="bold" officeooo:paragraph-rsid="003fbafa" style:font-weight-asian="bold" style:font-weight-complex="bold"/>
    </style:style>
    <style:style style:name="P40" style:family="paragraph" style:parent-style-name="Standard">
      <style:text-properties fo:font-weight="bold" officeooo:paragraph-rsid="0038003c" style:font-weight-asian="bold" style:font-weight-complex="bold"/>
    </style:style>
    <style:style style:name="P41" style:family="paragraph" style:parent-style-name="Standard">
      <style:text-properties fo:font-weight="bold" officeooo:paragraph-rsid="00368331" style:font-weight-asian="bold" style:font-weight-complex="bold"/>
    </style:style>
    <style:style style:name="P42" style:family="paragraph" style:parent-style-name="Standard">
      <style:text-properties fo:font-weight="bold" officeooo:paragraph-rsid="0034fa5f" style:font-weight-asian="bold" style:font-weight-complex="bold"/>
    </style:style>
    <style:style style:name="P43" style:family="paragraph" style:parent-style-name="Standard">
      <style:text-properties fo:font-weight="bold" officeooo:paragraph-rsid="003f0acc" style:font-weight-asian="bold" style:font-weight-complex="bold"/>
    </style:style>
    <style:style style:name="P44" style:family="paragraph" style:parent-style-name="Standard">
      <style:text-properties fo:font-weight="bold" officeooo:paragraph-rsid="003379f9" style:font-weight-asian="bold" style:font-weight-complex="bold"/>
    </style:style>
    <style:style style:name="P45" style:family="paragraph" style:parent-style-name="Standard">
      <style:text-properties fo:font-weight="bold" officeooo:paragraph-rsid="0031ded4" style:font-weight-asian="bold" style:font-weight-complex="bold"/>
    </style:style>
    <style:style style:name="P46" style:family="paragraph" style:parent-style-name="Standard">
      <style:text-properties fo:font-weight="bold" officeooo:paragraph-rsid="0030e634" style:font-weight-asian="bold" style:font-weight-complex="bold"/>
    </style:style>
    <style:style style:name="P47" style:family="paragraph" style:parent-style-name="Standard">
      <style:text-properties fo:font-weight="bold" officeooo:paragraph-rsid="003eadce" style:font-weight-asian="bold" style:font-weight-complex="bold"/>
    </style:style>
    <style:style style:name="P48" style:family="paragraph" style:parent-style-name="Standard">
      <style:text-properties fo:font-weight="bold" officeooo:paragraph-rsid="003d0853" style:font-weight-asian="bold" style:font-weight-complex="bold"/>
    </style:style>
    <style:style style:name="P49" style:family="paragraph" style:parent-style-name="Standard">
      <style:text-properties fo:font-weight="bold" officeooo:paragraph-rsid="002fcc27" style:font-weight-asian="bold" style:font-weight-complex="bold"/>
    </style:style>
    <style:style style:name="P50" style:family="paragraph" style:parent-style-name="Standard">
      <style:text-properties fo:font-weight="bold" officeooo:paragraph-rsid="002f0d49" style:font-weight-asian="bold" style:font-weight-complex="bold"/>
    </style:style>
    <style:style style:name="P51" style:family="paragraph" style:parent-style-name="Standard">
      <style:text-properties fo:font-weight="bold" officeooo:paragraph-rsid="003bc926" style:font-weight-asian="bold" style:font-weight-complex="bold"/>
    </style:style>
    <style:style style:name="P52" style:family="paragraph" style:parent-style-name="Standard">
      <style:text-properties fo:font-weight="bold" officeooo:paragraph-rsid="002d9d56" style:font-weight-asian="bold" style:font-weight-complex="bold"/>
    </style:style>
    <style:style style:name="P53" style:family="paragraph" style:parent-style-name="Standard">
      <style:text-properties fo:font-weight="bold" officeooo:paragraph-rsid="00298275" style:font-weight-asian="bold" style:font-weight-complex="bold"/>
    </style:style>
    <style:style style:name="P54" style:family="paragraph" style:parent-style-name="Standard">
      <style:text-properties fo:font-weight="bold" officeooo:paragraph-rsid="00287408" style:font-weight-asian="bold" style:font-weight-complex="bold"/>
    </style:style>
    <style:style style:name="P55" style:family="paragraph" style:parent-style-name="Standard">
      <style:text-properties fo:font-weight="bold" officeooo:paragraph-rsid="003b2f71" style:font-weight-asian="bold" style:font-weight-complex="bold"/>
    </style:style>
    <style:style style:name="P56" style:family="paragraph" style:parent-style-name="Standard">
      <style:text-properties fo:font-weight="bold" officeooo:paragraph-rsid="00271d96" style:font-weight-asian="bold" style:font-weight-complex="bold"/>
    </style:style>
    <style:style style:name="P57" style:family="paragraph" style:parent-style-name="Standard">
      <style:text-properties fo:font-weight="bold" officeooo:rsid="001f7785" officeooo:paragraph-rsid="00239120" style:font-weight-asian="bold" style:font-weight-complex="bold"/>
    </style:style>
    <style:style style:name="P58" style:family="paragraph" style:parent-style-name="Standard">
      <style:text-properties fo:font-weight="bold" officeooo:rsid="001f7785" officeooo:paragraph-rsid="0021d5c2" style:font-weight-asian="bold" style:font-weight-complex="bold"/>
    </style:style>
    <style:style style:name="P59" style:family="paragraph" style:parent-style-name="Standard">
      <style:text-properties fo:font-weight="bold" officeooo:rsid="001f7785" officeooo:paragraph-rsid="001fe7d3" style:font-weight-asian="bold" style:font-weight-complex="bold"/>
    </style:style>
    <style:style style:name="P60" style:family="paragraph" style:parent-style-name="Standard">
      <style:text-properties fo:font-weight="bold" officeooo:paragraph-rsid="0039ca58" style:font-weight-asian="bold" style:font-weight-complex="bold"/>
    </style:style>
    <style:style style:name="P61" style:family="paragraph" style:parent-style-name="Standard">
      <style:text-properties fo:font-weight="bold" officeooo:rsid="001b5c49" officeooo:paragraph-rsid="0021816a" style:font-weight-asian="bold" style:font-weight-complex="bold"/>
    </style:style>
    <style:style style:name="P62" style:family="paragraph" style:parent-style-name="Standard">
      <style:text-properties fo:color="#c9211e"/>
    </style:style>
    <style:style style:name="P63" style:family="paragraph" style:parent-style-name="Standard">
      <style:text-properties fo:color="#c9211e" officeooo:paragraph-rsid="0010b723"/>
    </style:style>
    <style:style style:name="P64" style:family="paragraph" style:parent-style-name="Standard">
      <style:text-properties fo:color="#3465a4"/>
    </style:style>
    <style:style style:name="P65" style:family="paragraph" style:parent-style-name="Standard">
      <style:text-properties fo:color="#3465a4" officeooo:paragraph-rsid="002a91d8"/>
    </style:style>
    <style:style style:name="P66" style:family="paragraph" style:parent-style-name="Standard">
      <style:text-properties fo:color="#3465a4" officeooo:paragraph-rsid="003b4443"/>
    </style:style>
    <style:style style:name="P67" style:family="paragraph" style:parent-style-name="Standard">
      <style:text-properties fo:color="#3465a4" officeooo:paragraph-rsid="0010b723"/>
    </style:style>
    <style:style style:name="P68" style:family="paragraph" style:parent-style-name="Standard">
      <style:text-properties fo:color="#3465a4" officeooo:paragraph-rsid="00471323"/>
    </style:style>
    <style:style style:name="T1" style:family="text">
      <style:text-properties officeooo:rsid="0010b723"/>
    </style:style>
    <style:style style:name="T2" style:family="text">
      <style:text-properties officeooo:rsid="00115275"/>
    </style:style>
    <style:style style:name="T3" style:family="text">
      <style:text-properties officeooo:rsid="0013678f"/>
    </style:style>
    <style:style style:name="T4" style:family="text">
      <style:text-properties officeooo:rsid="001550ff"/>
    </style:style>
    <style:style style:name="T5" style:family="text">
      <style:text-properties officeooo:rsid="00165594"/>
    </style:style>
    <style:style style:name="T6" style:family="text">
      <style:text-properties officeooo:rsid="0017bc97"/>
    </style:style>
    <style:style style:name="T7" style:family="text">
      <style:text-properties officeooo:rsid="0019164f"/>
    </style:style>
    <style:style style:name="T8" style:family="text">
      <style:text-properties officeooo:rsid="001aab8d"/>
    </style:style>
    <style:style style:name="T9" style:family="text">
      <style:text-properties officeooo:rsid="001b5c49"/>
    </style:style>
    <style:style style:name="T10" style:family="text">
      <style:text-properties officeooo:rsid="001c31f2"/>
    </style:style>
    <style:style style:name="T11" style:family="text">
      <style:text-properties officeooo:rsid="001eaadc"/>
    </style:style>
    <style:style style:name="T12" style:family="text">
      <style:text-properties officeooo:rsid="001f2d65"/>
    </style:style>
    <style:style style:name="T13" style:family="text">
      <style:text-properties officeooo:rsid="001f6cc0"/>
    </style:style>
    <style:style style:name="T14" style:family="text">
      <style:text-properties officeooo:rsid="001f7785"/>
    </style:style>
    <style:style style:name="T15" style:family="text">
      <style:text-properties officeooo:rsid="00271d96"/>
    </style:style>
    <style:style style:name="T16" style:family="text">
      <style:text-properties officeooo:rsid="0031ded4"/>
    </style:style>
    <style:style style:name="T17" style:family="text">
      <style:text-properties officeooo:rsid="003b2f71"/>
    </style:style>
    <style:style style:name="T18" style:family="text">
      <style:text-properties officeooo:rsid="003bc926"/>
    </style:style>
    <style:style style:name="T19" style:family="text">
      <style:text-properties officeooo:rsid="003eadce"/>
    </style:style>
    <style:style style:name="T20" style:family="text">
      <style:text-properties officeooo:rsid="003fbafa"/>
    </style:style>
    <style:style style:name="T21" style:family="text">
      <style:text-properties officeooo:rsid="004307fa"/>
    </style:style>
    <style:style style:name="T22" style:family="text">
      <style:text-properties officeooo:rsid="00449e2f"/>
    </style:style>
    <style:style style:name="T23" style:family="text">
      <style:text-properties officeooo:rsid="00452752"/>
    </style:style>
    <style:style style:name="T24" style:family="text">
      <style:text-properties officeooo:rsid="00471323"/>
    </style:style>
    <style:style style:name="T25" style:family="text">
      <style:text-properties officeooo:rsid="0047885a"/>
    </style:style>
    <style:style style:name="T2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rawidłowo skonstruowany model biznesu koncentruje się na:</text:p>
      <text:p text:style-name="P6"><text:span text:style-name="T14">a) </text:span>kliencie oraz procesach: tworzenia, dostarczania oraz przechwytywania wartości</text:p>
      <text:p text:style-name="P59">b) MISJI PRZEDSIĘBIORSTWA</text:p>
      <text:p text:style-name="P6"><text:span text:style-name="T14">c) </text:span>wizji rozwoju przedsiębiorstwa</text:p>
      <text:p text:style-name="P6"><text:span text:style-name="T14">d) </text:span>realizacji celów normatywnych przedsiębiorstwa</text:p>
      <text:p text:style-name="P1"/>
      <text:p text:style-name="P33">2. Funkcja zapobiegawcza kontroli powinna:</text:p>
      <text:p text:style-name="P33"><text:span text:style-name="T4">a) </text:span>motywować pracowników do lepszej realizacji zadań</text:p>
      <text:p text:style-name="P33"><text:span text:style-name="T4">b) </text:span>pomagać osobom kontrolowanym skorygować odchylenia</text:p>
      <text:p text:style-name="P33"><text:span text:style-name="T4">c) </text:span>pobudzać działania podejmowane w organizacji</text:p>
      <text:p text:style-name="P38"><text:span text:style-name="T4">.d) ZABEZPIECZYĆ </text:span>organizację PRZED NIEEFEKTYWNOŚCIĄ</text:p>
      <text:p text:style-name="Standard"/>
      <text:p text:style-name="P63">3. Kontrola równoległa koncentruje się na:</text:p>
      <text:p text:style-name="P7"><text:span text:style-name="T9">a)</text:span> wynikach</text:p>
      <text:p text:style-name="P7"><text:span text:style-name="T9">b) </text:span>sprzężeniu zwrotnym</text:p>
      <text:p text:style-name="P7"><text:span text:style-name="T9">c) </text:span>obserwacji ilości i jakości zasobów</text:p>
      <text:p text:style-name="P61">d) TRANSFORMACJI NAKŁADÓW W WYNIKI</text:p>
      <text:p text:style-name="P1"/>
      <text:p text:style-name="P1">4. Normy i standardy w modelu Scheina są postrzegane jako:</text:p>
      <text:p text:style-name="P60"><text:span text:style-name="T9">a) CZĘŚCIOWO WIDOCZNE, CZĘŚCIOWO NIEŚWIADOME</text:span></text:p>
      <text:p text:style-name="P25"><text:span text:style-name="T9">b) </text:span>najczęściej nieświadome</text:p>
      <text:p text:style-name="P25"><text:span text:style-name="T9">c)</text:span> artefakty językowe</text:p>
      <text:p text:style-name="P25"><text:span text:style-name="T9">d)</text:span> założenia podstawowe</text:p>
      <text:p text:style-name="P1"/>
      <text:p text:style-name="P1">5. Kryzys kontroli w cyklu Greinera poprzedza:</text:p>
      <text:p text:style-name="P8"><text:span text:style-name="T14">a) </text:span>wzrost przez koordynację</text:p>
      <text:p text:style-name="P8"><text:span text:style-name="T14">b) </text:span>wzrost przez współpracę</text:p>
      <text:p text:style-name="P8"><text:span text:style-name="T14">c) </text:span>wzrost przez kreatywność</text:p>
      <text:p text:style-name="P58">d) WZROST PRZEZ DELEGOWANIE</text:p>
      <text:p text:style-name="P1"/>
      <text:p text:style-name="P63">6. Heterachi<text:span text:style-name="T15">a</text:span> jest jedną z charakterystycznych cech struktur:</text:p>
      <text:p text:style-name="P57">a) ORGANICZNYCH</text:p>
      <text:p text:style-name="P9"><text:span text:style-name="T14">b) </text:span>sztabowych</text:p>
      <text:p text:style-name="P9"><text:span text:style-name="T14">c) </text:span>liniowych</text:p>
      <text:p text:style-name="P9"><text:span text:style-name="T14">d)</text:span> mechanistycznych</text:p>
      <text:p text:style-name="Standard"/>
      <text:p text:style-name="P62">7. Menedżerowie wg teorii Miotzberga, pełnią <text:span text:style-name="T15">role</text:span>:</text:p>
      <text:p text:style-name="P12"><text:span text:style-name="T11">a)</text:span> liderskie, wspierające, nagradzające</text:p>
      <text:p text:style-name="P56"><text:span text:style-name="T11">b) INTERPERSONALNE, INFORMACYJNE, DECYZYJNE</text:span></text:p>
      <text:p text:style-name="P12"><text:span text:style-name="T11">c)</text:span> wspierające, wspomagające, wiążące</text:p>
      <text:p text:style-name="P12"><text:span text:style-name="T11">d) </text:span>kontrolne, negocjacyjne, twórcze</text:p>
      <text:p text:style-name="Standard"/>
      <text:p text:style-name="Standard">8. Kultura inkluzywności w biznesie to:</text:p>
      <text:p text:style-name="P55"><text:span text:style-name="T11">a) WYKORZYSTANIE W PEŁNI POTENC</text:span><text:span text:style-name="T17">J</text:span><text:span text:style-name="T11">AŁU, JAKI DAJE RÓŻNORODNOŚĆ PRACOWNIKÓW</text:span></text:p>
      <text:p text:style-name="P26"><text:span text:style-name="T11">b) </text:span>wykorzystanie ludzi niepełnosprawnych fi<text:span text:style-name="T11">z</text:span>ycznie</text:p>
      <text:p text:style-name="P26"><text:span text:style-name="T11">c) </text:span>opieranie się na dobrze znanych rozwiązaniach</text:p>
      <text:p text:style-name="P26"><text:span text:style-name="T11">d) </text:span>opieranie się na monolityczności społecznej</text:p>
      <text:p text:style-name="P1"/>
      <text:p text:style-name="P1">9. Interpersonalne umiejętności menedżerskie są:</text:p>
      <text:p text:style-name="P14"><text:span text:style-name="T4">a) </text:span>najważniejsze na najniższych szczeblach zarządzania</text:p>
      <text:p text:style-name="P54"><text:span text:style-name="T4">b) WAŻNE NA KAŻDYM SZCZEBLU</text:span> zarządzania</text:p>
      <text:p text:style-name="P14"><text:soft-page-break/><text:span text:style-name="T4">c) </text:span>najważniejsze na najwyższych szczeblach zarządzania</text:p>
      <text:p text:style-name="P14"><text:span text:style-name="T4">d) </text:span>nieistotne, ponieważ menedżer jest odpowiedzialny za zarządzanie przedsiębiorstwem</text:p>
      <text:p text:style-name="P14"/>
      <text:p text:style-name="P1">10. Działalnością podstawową wg koncepcji łańcucha wartości Portera jest:</text:p>
      <text:p text:style-name="P54"><text:span text:style-name="T4">a)</text:span> ZARZĄDZANIE STRATEGICZNE</text:p>
      <text:p text:style-name="P14"><text:span text:style-name="T4">b) </text:span>zarządzanie finansami</text:p>
      <text:p text:style-name="P14"><text:span text:style-name="T4">c) z</text:span>arządzanie kadrami</text:p>
      <text:p text:style-name="P14"><text:span text:style-name="T4">d) </text:span>zaopatrzenie</text:p>
      <text:p text:style-name="P1"/>
      <text:p text:style-name="P1">11. Przedsiębiorstwo znajduje się w progu rentowności, gdy:</text:p>
      <text:p text:style-name="P54"><text:span text:style-name="T2">a) CENA RÓWNA SIĘ MIN PRZECIĘTNYCH KOSZTÓW CAŁKOWITYCH</text:span></text:p>
      <text:p text:style-name="P14"><text:span text:style-name="T2">b) </text:span>cena rynkowa kształtuje się powyżej min przeciętnych kosztów całkowitych</text:p>
      <text:p text:style-name="P14"><text:span text:style-name="T2">c) </text:span>cena ukształtuje się na poziomie min przeciętnego kosztu zmiennego</text:p>
      <text:p text:style-name="P14"><text:span text:style-name="T2">d) </text:span>cena ukształtuje się na poziomie min przeciętnego kosztu stałego</text:p>
      <text:p text:style-name="P14"/>
      <text:p text:style-name="Standard">12. W teorii X i Y McGregora przyjmuje się założenie, że:</text:p>
      <text:p text:style-name="P15"><text:span text:style-name="T2">a) </text:span>przeważają pracownicy leniwi</text:p>
      <text:p text:style-name="P15"><text:span text:style-name="T2">b) </text:span>większość pracowników jest zaangażowanych</text:p>
      <text:p text:style-name="P53"><text:span text:style-name="T2">c) NIEKTÓRZY SĄ LENIWI I NIEKTÓRZY SĄ AMBITNI</text:span></text:p>
      <text:p text:style-name="P15"><text:span text:style-name="T2">d) </text:span>wszyscy pracownicy z natury są leniwi</text:p>
      <text:p text:style-name="Standard"/>
      <text:p text:style-name="P64">???13. Współczesny świat jest BANI to znaczy, że jest:</text:p>
      <text:p text:style-name="P65"><text:span text:style-name="T6">a) </text:span>złożony, zmienny, niepewny, dwuznaczny</text:p>
      <text:p text:style-name="P65"><text:span text:style-name="T6">.b) </text:span>kruchy, niespokojny, nielinearny, niezrozumiały</text:p>
      <text:p text:style-name="P65"><text:span text:style-name="T6">c) </text:span>złożony, niespokojny, niepewny, niezrozumiały</text:p>
      <text:p text:style-name="P65"><text:span text:style-name="T6">d) </text:span>kruchy, zmienny, nielinearny, dwuznaczny</text:p>
      <text:p text:style-name="P65">-ZŁOŻONY, ZMIENNY, NIEPEWNY, DWUZNACZNY</text:p>
      <text:p text:style-name="Standard"/>
      <text:p text:style-name="P1">14. Nowoczesny styl kierowania opiera się na:</text:p>
      <text:p text:style-name="P52"><text:span text:style-name="T6">a) ELASTYCZNOŚCI, PARTYCYPACJI, PARTNERSTWIE</text:span></text:p>
      <text:p text:style-name="P16"><text:span text:style-name="T6">b) </text:span>zasadach, biurokracji, h<text:span text:style-name="T7">i</text:span>erarchii</text:p>
      <text:p text:style-name="P16"><text:span text:style-name="T6">c)</text:span> współpracy, komenderowaniu, delegowaniu</text:p>
      <text:p text:style-name="P16"><text:span text:style-name="T6">d)</text:span> zasadach, biurokracji, hierarchii</text:p>
      <text:p text:style-name="Standard"/>
      <text:p text:style-name="P64">15. Zasadami planowania są:</text:p>
      <text:p text:style-name="P66"><text:span text:style-name="T7">a) </text:span>adekwatność planowania do aktualnych warunków</text:p>
      <text:p text:style-name="P66"><text:span text:style-name="T7">b) </text:span>określenie mierników realizacji celów i zadań ✓</text:p>
      <text:p text:style-name="P66"><text:span text:style-name="T7">c) </text:span>chronologiczność realizacji zadań</text:p>
      <text:p text:style-name="P66"><text:span text:style-name="T7">d) </text:span>dążenie do akceptacji planu całościowego przez większość działów firmy</text:p>
      <text:p text:style-name="P66">-ZACHOWANIE CHRONOLOGII, PLANOWANIA I DZIAŁANIA</text:p>
      <text:p text:style-name="Standard"/>
      <text:p text:style-name="P1">16. Cechami stylu demokratycznego NIE są:</text:p>
      <text:p text:style-name="P17"><text:span text:style-name="T12">a) w</text:span>spółprace pomiędzy przełożonym a podwładnymi</text:p>
      <text:p text:style-name="P17"><text:span text:style-name="T12">b) </text:span>przewa<text:span text:style-name="T12">ż</text:span>nie pozytywny wpływ na atmo<text:span text:style-name="T12">sf</text:span>er<text:span text:style-name="T12">ę</text:span> pra<text:span text:style-name="T12">c</text:span>y</text:p>
      <text:p text:style-name="P50"><text:span text:style-name="T12">c) ZAWSZE FORMALNE DELEGOWANIE</text:span> uprawnień i odpowiedzialno<text:span text:style-name="T12">ś</text:span>ci decyzyjnej</text:p>
      <text:p text:style-name="P17"><text:span text:style-name="T12">d)</text:span> partycyp<text:span text:style-name="T12">acj</text:span>a decyzyjna pracowników</text:p>
      <text:p text:style-name="P1"/>
      <text:p text:style-name="P1">17. Więź <text:span text:style-name="T26">techniczna</text:span> w organizacji to:</text:p>
      <text:p text:style-name="P27"><text:span text:style-name="T13">a) </text:span>wi<text:span text:style-name="T13">ęź</text:span> polegająca na określaniu zależności podwładnego i przełożonego</text:p>
      <text:p text:style-name="P27"><text:span text:style-name="T13">b) </text:span>wię<text:span text:style-name="T13">ź</text:span> polegająca na pomagani<text:span text:style-name="T13">u i</text:span> doradzaniu podwładnym</text:p>
      <text:p text:style-name="P51"><text:span text:style-name="T13">c) </text:span>wi<text:span text:style-name="T13">ęź</text:span> polegająca na wzajemnym UZALEŻNIENI<text:span text:style-name="T18">U</text:span><text:span text:style-name="T13"> członków organi</text:span>za<text:span text:style-name="T13">c</text:span>ji</text:p>
      <text:p text:style-name="P27"><text:span text:style-name="T13">d) </text:span>wię<text:span text:style-name="T13">ź</text:span> polegająca na przekazywaniu informacji</text:p>
      <text:p text:style-name="Standard"><text:soft-page-break/></text:p>
      <text:p text:style-name="P1">18. O specjalizacji organizacji świadczy:</text:p>
      <text:p text:style-name="P18"><text:span text:style-name="T13">a)</text:span> rozpiętość kierowania i spiętrzenie zarządzania</text:p>
      <text:p text:style-name="P18"><text:span text:style-name="T13">b)</text:span> ograniczenie dowolności zachowań uczestników organizacj<text:span text:style-name="T13">i</text:span></text:p>
      <text:p text:style-name="P49"><text:span text:style-name="T13">c) BIEGŁOŚĆ PRACOWNIKÓW</text:span> w realizac<text:span text:style-name="T13">ji</text:span> zada<text:span text:style-name="T13">ń</text:span></text:p>
      <text:p text:style-name="P18"><text:span text:style-name="T13">d) </text:span>powi<text:span text:style-name="T13">ą</text:span>zania stosunkami podrzędności <text:span text:style-name="T13">i </text:span>nadrzędności składników organizacji</text:p>
      <text:p text:style-name="Standard"/>
      <text:p text:style-name="P1">19. W ujęciu <text:span text:style-name="T26">behawioralnym</text:span> celem przedsiębiorstwa jest</text:p>
      <text:p text:style-name="P28"><text:span text:style-name="T2">a) </text:span>przetrwanie</text:p>
      <text:p text:style-name="P11">b) rozwój</text:p>
      <text:p text:style-name="P48"><text:span text:style-name="T2">c) z</text:span>a<text:span text:style-name="T2">s</text:span>pokojenie potrzeb INTERESARIUSZY</text:p>
      <text:p text:style-name="P28"><text:span text:style-name="T2">d) </text:span>maksymalizacja zysku</text:p>
      <text:p text:style-name="P1"/>
      <text:p text:style-name="P1">20. Stosowanie strategii błękitnego oceanu opiera się na:</text:p>
      <text:p text:style-name="P29"><text:span text:style-name="T11">a) </text:span>walce konkurencyjnej</text:p>
      <text:p text:style-name="P29"><text:span text:style-name="T11">b) </text:span>eksploatacji obecnego zapotrzebowania</text:p>
      <text:p text:style-name="P29"><text:span text:style-name="T11">c) </text:span>koncentracji na oferowaniu produktów o maksymalnej jakości i minimalnej cenie</text:p>
      <text:p text:style-name="P47"><text:span text:style-name="T11">d) </text:span>kreowaniu NOW<text:span text:style-name="T19">EGO</text:span> POPYT<text:span text:style-name="T19">U</text:span> ✓</text:p>
      <text:p text:style-name="Standard"/>
      <text:p text:style-name="Standard">21. Władza oparta na legitymacji:</text:p>
      <text:p text:style-name="P19"><text:span text:style-name="T14">a) </text:span>bazuje na kompetencjach przełożonego</text:p>
      <text:p text:style-name="P19"><text:span text:style-name="T14">b) </text:span>wywołuje lęk pracowników przed karami</text:p>
      <text:p text:style-name="P46"><text:span text:style-name="T14">c) WYNIKA Z WIĘZI SŁUŻBOWYCH</text:span> organizacji</text:p>
      <text:p text:style-name="P19"><text:span text:style-name="T14">d)</text:span> wymaga charyzmy przełożonego</text:p>
      <text:p text:style-name="Standard"/>
      <text:p text:style-name="Standard">22. Źródłem władzy eksperckiej są:</text:p>
      <text:p text:style-name="P45"><text:span text:style-name="T2">a) KOMPETENC</text:span><text:span text:style-name="T16">J</text:span><text:span text:style-name="T2">E PRZEŁOŻONEGO</text:span></text:p>
      <text:p text:style-name="P20"><text:span text:style-name="T2">b) więzi służ</text:span>bowe organizac<text:span text:style-name="T2">ji</text:span></text:p>
      <text:p text:style-name="P20"><text:span text:style-name="T2">c) </text:span>chary<text:span text:style-name="T2">zm</text:span>a pr<text:span text:style-name="T2">zełożonego</text:span></text:p>
      <text:p text:style-name="P20"><text:span text:style-name="T2">d) </text:span>oczekiwanie nagród przez pracowników</text:p>
      <text:p text:style-name="P1"/>
      <text:p text:style-name="P1">23. Strategia czerwonego oceanu" ma na celu:</text:p>
      <text:p text:style-name="P21"><text:span text:style-name="T2">a) wyróżnienie</text:span> się i redukcję kosztów</text:p>
      <text:p text:style-name="P44"><text:span text:style-name="T2">b) POKONANIE KONKURENCJI</text:span></text:p>
      <text:p text:style-name="P10">c) stworzenie i zaspokojenie nowego popytu</text:p>
      <text:p text:style-name="P21"><text:span text:style-name="T2">d) </text:span>eksploracje nowego zapotrzebowani<text:span text:style-name="T2">a</text:span></text:p>
      <text:p text:style-name="P1"/>
      <text:p text:style-name="P1">24. Zastosowaniu stylu autokratycznego sprzyja kultura organizacji:</text:p>
      <text:p text:style-name="P30"><text:span text:style-name="T7">a) </text:span>ekstrawertyczna</text:p>
      <text:p text:style-name="P30"><text:span text:style-name="T7">b) </text:span>społeczna</text:p>
      <text:p text:style-name="P43"><text:span text:style-name="T7">c) KONSERWATYWNA</text:span> ✓</text:p>
      <text:p text:style-name="P30"><text:span text:style-name="T7">d) </text:span>oparta na zaufaniu</text:p>
      <text:p text:style-name="P1"/>
      <text:p text:style-name="P63">25. O konfiguracji organizacji świadczy:</text:p>
      <text:p text:style-name="P22"><text:span text:style-name="T8">a) </text:span>ograniczenie dowolności zachowań uczestników organizacji</text:p>
      <text:p text:style-name="P22"><text:span text:style-name="T8">b) </text:span>powiązania stosunkami podrzędności i nadrzędności składników organizacji</text:p>
      <text:p text:style-name="P22"><text:span text:style-name="T8">c) </text:span>biegłość pracowników w realizacji zadań</text:p>
      <text:p text:style-name="P42"><text:span text:style-name="T8">d) ROZPIĘTOŚĆ KIEROWANIA</text:span> i spiętrzenie zarządzania ✓</text:p>
      <text:p text:style-name="P1"/>
      <text:p text:style-name="P1">26. W ujęciu <text:span text:style-name="T26">normatywnym</text:span> cel przedsiębiorstwa to:</text:p>
      <text:p text:style-name="P23"><text:span text:style-name="T11">a) </text:span>wykorzystywanie okazji rynkowych</text:p>
      <text:p text:style-name="P41"><text:span text:style-name="T11">b) MAKSYMALIZACJA ZYSKU</text:span> ✓</text:p>
      <text:p text:style-name="P23"><text:soft-page-break/><text:span text:style-name="T11">c) </text:span>maksymalizacja zadowolenia stakeholders</text:p>
      <text:p text:style-name="P23"><text:span text:style-name="T11">d) </text:span>przetrwanie lub rozwój</text:p>
      <text:p text:style-name="P1"/>
      <text:p text:style-name="P1">27. Cechami charakterystycznymi „silnej” kultury organizacyjnej są:</text:p>
      <text:p text:style-name="P24"><text:span text:style-name="T11">a) </text:span>spowolnienie wdrażanie planów i projektów</text:p>
      <text:p text:style-name="P40"><text:span text:style-name="T11">b) OGRANICZENIE ELASTYCZNOŚCI ORGANIZACJI</text:span> ✓</text:p>
      <text:p text:style-name="P24"><text:span text:style-name="T11">c) </text:span>motywowanie przez dobrą atmosferę w pracy, zaufanie, pomoc</text:p>
      <text:p text:style-name="P24"><text:span text:style-name="T11">d) </text:span>powstawanie sporów kompetencyjnych, które wyzwalają kreatywność organizacji</text:p>
      <text:p text:style-name="Standard"/>
      <text:p text:style-name="Standard">28. Więź <text:span text:style-name="T26">funkcjonalna</text:span> w organizacji to:</text:p>
      <text:p text:style-name="P31"><text:span text:style-name="T3">a) </text:span>więź polegająca na określeniu zależności podwładnego i przełożonego</text:p>
      <text:p text:style-name="P39"><text:span text:style-name="T3">b) </text:span>więź polegająca na POMAGANI<text:span text:style-name="T20">U</text:span> I DORADZANI<text:span text:style-name="T20">U</text:span></text:p>
      <text:p text:style-name="P31"><text:span text:style-name="T3">c)</text:span> więź polegająca na wzajemnym uzależnieniu członków organizacji</text:p>
      <text:p text:style-name="P31"><text:span text:style-name="T3">d) </text:span>więź polegająca na przekazywaniu informacji</text:p>
      <text:p text:style-name="P1"/>
      <text:p text:style-name="P33">2<text:span text:style-name="T21">9</text:span>. Więzi <text:span text:style-name="T26">technologiczne</text:span> występują w strukturze;</text:p>
      <text:p text:style-name="P38">-IZOMORFICZNEJ</text:p>
      <text:p text:style-name="P1"/>
      <text:p text:style-name="P3"><text:span text:style-name="T22">3</text:span>0. Motywatory negatywne należy stosować w stosunku do pracownik<text:span text:style-name="T10">ó</text:span>w:</text:p>
      <text:p text:style-name="P4"><text:span text:style-name="T10">a) </text:span>typu <text:span text:style-name="T10">Y </text:span>w teorii McGregora</text:p>
      <text:p text:style-name="P37"><text:span text:style-name="T10">b) </text:span>typu X w teorii McGregora <text:span text:style-name="T22">←</text:span></text:p>
      <text:p text:style-name="P1"/>
      <text:p text:style-name="P1"><text:span text:style-name="T22">31</text:span>. Osoba mająca wysoko rozwinięte umiejętności <text:span text:style-name="T26">koncepcyjne</text:span>:</text:p>
      <text:p text:style-name="P1"><text:span text:style-name="T4">a) </text:span>powinna pracować na stanowisku kierowniczym średniego szczebla</text:p>
      <text:p text:style-name="P1"><text:span text:style-name="T4">b) </text:span>ma duży potencjał do prowadzenia audytu</text:p>
      <text:p text:style-name="P36"><text:span text:style-name="T4">.c) </text:span>będzie usatysfakcjonowana z pracy na najwyższym szczeblu zarządzania <text:span text:style-name="T22">←</text:span></text:p>
      <text:p text:style-name="P2"><text:span text:style-name="T5">d) </text:span>ma duży potencjał do<text:span text:style-name="T4"> </text:span>pełnienia funkcji kierowniczych na najniższym szczeblu</text:p>
      <text:p text:style-name="P1"/>
      <text:p text:style-name="P63"><text:span text:style-name="T22">32</text:span>. Celem działalności przedsiębiorstwa w ujęciu <text:span text:style-name="T26">systemowym</text:span> jest:</text:p>
      <text:p text:style-name="P35"><text:span text:style-name="T6">a)</text:span> kreowanie wartościowej oferty <text:span text:style-name="T22">←</text:span></text:p>
      <text:p text:style-name="P1"><text:span text:style-name="T6">b) </text:span>zaspokojenie potrzeb klientów</text:p>
      <text:p text:style-name="P1"><text:span text:style-name="T6">c) </text:span>planowany rozwój</text:p>
      <text:p text:style-name="P1"><text:span text:style-name="T6">d)</text:span> osiągnięcie zysku</text:p>
      <text:p text:style-name="P1"/>
      <text:p text:style-name="P1"><text:span text:style-name="T23">3</text:span>3. Struktura ekspercka:</text:p>
      <text:p text:style-name="P1"><text:span text:style-name="T14">a) </text:span>posiada nieformalnego lidera</text:p>
      <text:p text:style-name="P5"><text:span text:style-name="T14">b) </text:span>posiada wyraźnie określony zakres odpowiedzialności poszczeg<text:span text:style-name="T14">... </text:span>zespołu</text:p>
      <text:p text:style-name="P5"><text:span text:style-name="T14">c) </text:span>nie posiada więzi technicznych</text:p>
      <text:p text:style-name="P35"><text:span text:style-name="T14">.d) </text:span>pozwala na wykorzystanie potencjału specjalistów <text:span text:style-name="T22">←</text:span></text:p>
      <text:p text:style-name="P1"/>
      <text:p text:style-name="P67"><text:span text:style-name="T24">???3</text:span>4. W stosunku do pracowników „leniwych" należy stosować:</text:p>
      <text:p text:style-name="P67">.<text:span text:style-name="T14">a) </text:span>autokratyczny styl kierowania</text:p>
      <text:p text:style-name="P67"><text:span text:style-name="T14">b) </text:span>przede wszystkim nagrody</text:p>
      <text:p text:style-name="P68"><text:span text:style-name="T14">c)</text:span> kontrolę zaplanowaną <text:span text:style-name="T22">←</text:span></text:p>
      <text:p text:style-name="P67"><text:span text:style-name="T14">d) </text:span>kontrolę angażującą pracowników</text:p>
      <text:p text:style-name="P1"/>
      <text:p text:style-name="P1"><text:span text:style-name="T25">35</text:span>. Więzi <text:span text:style-name="T26">technologiczne</text:span> nie występują w strukturze zespołowej:</text:p>
      <text:p text:style-name="P34"><text:span text:style-name="T14">a)</text:span> eksperckiej <text:span text:style-name="T22">←</text:span></text:p>
      <text:p text:style-name="P1"><text:span text:style-name="T14">b) </text:span>chirurgicznej</text:p>
      <text:p text:style-name="P1"><text:span text:style-name="T14">c) </text:span>izomorficznej</text:p>
      <text:p text:style-name="P1"><text:span text:style-name="T14">d)</text:span> kolektywnej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0T12:20:15.053990876</meta:creation-date>
    <dc:date>2024-02-11T23:49:44.532866725</dc:date>
    <meta:editing-duration>PT11H15M11S</meta:editing-duration>
    <meta:editing-cycles>50</meta:editing-cycles>
    <meta:generator>LibreOffice/6.4.7.2$Linux_X86_64 LibreOffice_project/40$Build-2</meta:generator>
    <meta:document-statistic meta:table-count="0" meta:image-count="0" meta:object-count="0" meta:page-count="4" meta:paragraph-count="172" meta:word-count="952" meta:character-count="7290" meta:non-whitespace-character-count="6510"/>
  </office:meta>
</office:document-meta>
</file>